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3"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3.oxt&#13;Update file created : poemenia.update.xml&#13;&#13;24.04.2021 22:36: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13;&#13;____ Fatal error ! Compilation stopped. ____&#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72667188536205871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570915230562238307" text:style-name="L2">
        <text:list-item>
          <text:p text:style-name="P49">Version 2.1.2 :</text:p>
        </text:list-item>
      </text:list>
      <text:list xml:id="list6719061418520513139" text:style-name="L3">
        <text:list-item>
          <text:list>
            <text:list-item>
              <text:p text:style-name="P50">Localized help : resolved non-functional hyperlink due to API incompatibility introduced by Apache OpenOffice 4.1 (and LibreOffice 4.0).</text:p>
            </text:list-item>
          </text:list>
        </text:list-item>
      </text:list>
      <text:list xml:id="list42584904" text:continue-list="list3570915230562238307" text:style-name="L2">
        <text:list-item>
          <text:p text:style-name="P49">Version 2.1.1 :</text:p>
        </text:list-item>
      </text:list>
      <text:list xml:id="list8405476788398605188"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2579815" text:continue-list="list42584904" text:style-name="L2">
        <text:list-item>
          <text:p text:style-name="P49">Version 2.1.0 :</text:p>
        </text:list-item>
      </text:list>
      <text:list xml:id="list1181854978974648209"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2579441" text:continue-list="list42579815" text:style-name="L2">
        <text:list-item>
          <text:p text:style-name="P49">Version 2.0.0 :</text:p>
        </text:list-item>
      </text:list>
      <text:list xml:id="list728545029945627479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2571413" text:continue-list="list42579441" text:style-name="L2">
        <text:list-item>
          <text:p text:style-name="P49">Version 1.5.3 :</text:p>
        </text:list-item>
      </text:list>
      <text:list xml:id="list5110829287502054617"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0471406597979138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1706784293783041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80190004012820718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66654873317817852"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374618084371173375"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59332773695823924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676012831245297643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6684186593037623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247604321838462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116080719455790407" text:style-name="L17">
        <text:list-item>
          <text:p text:style-name="P64">Arg1 : <text:span text:style-name="InstructionMacro">String</text:span> : mandatory, type of control used for the button</text:p>
        </text:list-item>
      </text:list>
      <text:list xml:id="list276031709099452219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625238780328477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46888649094368503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7603414420347843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78963034103116564"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38975658613928823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67955679233080217"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8522687055473583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3636638199513929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02069149280335205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8990739339566298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23028213117174688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74819274547375027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63083244904036352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89329669085254533"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13321395417803908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79728008717349722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74462981704016556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1729578558355518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382548180520584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861220319363421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57822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018128019995953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16818814723411832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8057863561704773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5</dc:date>
     <text:p>internal</text:p>
     <text:p>Page2</text:p>
     <text:p/>
    </office:annotation>Paragraph styles</text:p>
      <text:p text:style-name="P28"><office:annotation>
     <dc:creator>BM</dc:creator>
     <dc:date>2008-03-13T00:00:00.15</dc:date>
     <text:p>internal</text:p>
     <text:p>Page7</text:p>
     <text:p/>
    </office:annotation>Hyperlinks</text:p>
      <text:p text:style-name="hlp_5f_paragraph"><text:span text:style-name="T14"><office:annotation>
      <dc:creator>BM</dc:creator>
      <dc:date>2008-03-13T00:00:00.15</dc:date>
      <text:p>internal</text:p>
      <text:p>Page3</text:p>
      <text:p/>
     </office:annotation></text:span><text:span text:style-name="T14">Text formatting</text:span></text:p>
      <text:p text:style-name="P28"><office:annotation>
     <dc:creator>BM</dc:creator>
     <dc:date>2008-03-26T00:00:00.1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6</dc:date>
     <text:p>external</text:p>
     <text:p>text/swriter/main0210.xhp</text:p>
     <text:p/>
    </office:annotation><text:span text:style-name="T14">Preview topic</text:span> </text:p>
      <text:p text:style-name="hlp_5f_paragraph">This hyperlink displays <text:s/><office:annotation>
     <dc:creator>BM</dc:creator>
     <dc:date>2008-03-15T00:00:00.1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596600" text:continue-list="list81729578558355518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2579649" text:continue-list="list4257822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8</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8</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18</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2593847" text:continue-list="list4259660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3")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Writer")
              setTitle("Set Pepito Cleaner language to de-DE", "en")
              setTitle("Sprache für Pepito Cleaner zu de-DE setzen", "de")
            endTitles
            setURL("Basic", "poemenia", "de_DE", "localize_pepito")

		endCommand

		beginCommand
            beginTitles("Writer")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